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3.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1.71cm"/>
    </style:style>
    <style:style style:name="gr7" style:family="graphic" style:parent-style-name="standard">
      <style:graphic-properties draw:textarea-horizontal-align="justify" draw:textarea-vertical-align="middle" draw:auto-grow-height="false" fo:min-height="0.46cm" fo:min-width="2.8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4.2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4cm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2cm" svg:height="0.7cm" svg:x="3.855cm" svg:y="6.87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0.7cm" svg:x="3.855cm" svg:y="10.07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2cm" svg:height="0.7cm" svg:x="3.855cm" svg:y="8.67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0.7cm" svg:x="7.956cm" svg:y="8.77cm">
          <text:p text:style-name="P1">appointemen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855cm" svg:y1="9.02cm" svg:x2="3.855cm" svg:y2="7.22cm" draw:start-shape="id1" draw:start-glue-point="3" draw:end-shape="id2" draw:end-glue-point="3" svg:d="M3855 9020h-501v-1800h501" svg:viewBox="0 0 502 1801">
          <text:p/>
        </draw:connector>
        <draw:connector draw:style-name="gr3" draw:text-style-name="P2" draw:layer="layout" draw:line-skew="-0.399cm" svg:x1="3.855cm" svg:y1="10.42cm" svg:x2="3.855cm" svg:y2="7.22cm" draw:start-shape="id3" draw:start-glue-point="3" draw:end-shape="id2" draw:end-glue-point="3" svg:d="M3855 10420h-900v-3200h900" svg:viewBox="0 0 901 3201">
          <text:p/>
        </draw:connector>
        <draw:connector draw:style-name="gr4" draw:text-style-name="P1" draw:layer="layout" svg:x1="5.455cm" svg:y1="8.67cm" svg:x2="9.956cm" svg:y2="8.77cm" draw:start-shape="id1" draw:start-glue-point="0" draw:end-shape="id4" draw:end-glue-point="0" svg:d="M5455 8670v-501h4501v601" svg:viewBox="0 0 4502 602">
          <text:p/>
        </draw:connector>
        <draw:connector draw:style-name="gr4" draw:text-style-name="P1" draw:layer="layout" svg:x1="7.055cm" svg:y1="10.42cm" svg:x2="9.956cm" svg:y2="9.47cm" draw:start-shape="id3" draw:start-glue-point="1" draw:end-shape="id4" draw:end-glue-point="2" svg:d="M7055 10420h2901v-950" svg:viewBox="0 0 2902 951">
          <text:p/>
        </draw:connector>
        <draw:frame draw:style-name="gr5" draw:text-style-name="P3" draw:layer="layout" svg:width="0.7cm" svg:height="0.725cm" svg:x="4.955cm" svg:y="8.07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9.855cm" svg:y="8.0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9.855cm" svg:y="9.3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6.955cm" svg:y="10.345cm">
          <draw:text-box>
            <text:p><text:span text:style-name="T1">1</text:span></text:p>
          </draw:text-box>
        </draw:frame>
        <draw:custom-shape draw:style-name="gr6" draw:text-style-name="P4" xml:id="id5" draw:id="id5" draw:layer="layout" svg:width="2.21cm" svg:height="0.7cm" svg:x="7.455cm" svg:y="6.87cm">
          <text:p text:style-name="P1"><text:span text:style-name="T2">MP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8.56cm" svg:y1="6.87cm" svg:x2="5.455cm" svg:y2="6.87cm" draw:start-shape="id5" draw:start-glue-point="0" draw:end-shape="id2" draw:end-glue-point="0" svg:d="M8560 6870v-501h-3105v501" svg:viewBox="0 0 3106 502">
          <text:p/>
        </draw:connector>
        <draw:custom-shape draw:style-name="gr1" draw:text-style-name="P1" xml:id="id6" draw:id="id6" draw:layer="layout" svg:width="3.2cm" svg:height="0.7cm" svg:x="14.955cm" svg:y="9.67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3.3cm" svg:height="0.71cm" svg:x="15.855cm" svg:y="7.67cm">
          <text:p text:style-name="P1">diagnos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6.555cm" svg:y1="10.37cm" svg:x2="17.405cm" svg:y2="11.57cm" draw:start-shape="id6" draw:start-glue-point="2" draw:end-shape="id7" draw:end-glue-point="0" svg:d="M16555 10370v601h850v599" svg:viewBox="0 0 851 1201">
          <text:p/>
        </draw:connector>
        <draw:connector draw:style-name="gr4" draw:text-style-name="P1" draw:layer="layout" svg:x1="17.505cm" svg:y1="8.38cm" svg:x2="16.555cm" svg:y2="9.67cm" draw:start-shape="id8" draw:start-glue-point="2" draw:end-shape="id6" draw:end-glue-point="0" svg:d="M17505 8380v645h-950v645" svg:viewBox="0 0 951 1291">
          <text:p/>
        </draw:connector>
        <draw:custom-shape draw:style-name="gr8" draw:text-style-name="P1" xml:id="id12" draw:id="id12" draw:layer="layout" svg:width="4.7cm" svg:height="0.7cm" svg:x="21.555cm" svg:y="11.77cm">
          <text:p text:style-name="P1">medication plan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4.7cm" svg:height="0.7cm" svg:x="21.555cm" svg:y="6.57cm">
          <text:p text:style-name="P1">hospIND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9" draw:id="id9" draw:layer="layout" svg:width="4.7cm" svg:height="0.7cm" svg:x="21.555cm" svg:y="8.07cm">
          <text:p text:style-name="P1">dru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555cm" svg:y1="8.42cm" svg:x2="21.555cm" svg:y2="6.92cm" draw:start-shape="id9" draw:start-glue-point="3" draw:end-shape="id10" draw:end-glue-point="3" svg:d="M21555 8420h-501v-1500h501" svg:viewBox="0 0 502 1501">
          <text:p/>
        </draw:connector>
        <draw:custom-shape draw:style-name="gr8" draw:text-style-name="P1" xml:id="id11" draw:id="id11" draw:layer="layout" svg:width="4.7cm" svg:height="0.7cm" svg:x="21.555cm" svg:y="9.47cm">
          <text:p text:style-name="P1">prescrip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6.255cm" svg:y1="8.42cm" svg:x2="26.255cm" svg:y2="9.82cm" draw:start-shape="id9" draw:start-glue-point="1" draw:end-shape="id11" draw:end-glue-point="1" svg:d="M26255 8420h501v1400h-501" svg:viewBox="0 0 502 1401">
          <text:p/>
        </draw:connector>
        <draw:custom-shape draw:style-name="gr9" draw:text-style-name="P1" xml:id="id7" draw:id="id7" draw:layer="layout" svg:width="4.5cm" svg:height="0.7cm" svg:x="15.155cm" svg:y="11.57cm">
          <text:p text:style-name="P1">patientca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905cm" svg:y1="12.47cm" svg:x2="17.405cm" svg:y2="12.27cm" draw:start-shape="id12" draw:start-glue-point="2" draw:end-shape="id7" draw:end-glue-point="2" svg:d="M23905 12470v503h-6500v-703" svg:viewBox="0 0 6501 704">
          <text:p/>
        </draw:connector>
        <draw:frame draw:style-name="gr5" draw:text-style-name="P3" draw:layer="layout" svg:width="0.7cm" svg:height="0.725cm" svg:x="14.455cm" svg:y="11.245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16.355cm" svg:y="10.245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7.255cm" svg:y="10.97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7.355cm" svg:y="8.245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6.355cm" svg:y="9.045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17.355cm" svg:y="12.145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23.755cm" svg:y="12.345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23.855cm" svg:y="10.0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26.155cm" svg:y="7.7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26.155cm" svg:y="9.6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20.955cm" svg:y="6.245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20.955cm" svg:y="7.67cm">
          <draw:text-box>
            <text:p><text:span text:style-name="T1">1</text:span></text:p>
          </draw:text-box>
        </draw:frame>
        <draw:connector draw:style-name="gr4" draw:text-style-name="P1" draw:layer="layout" svg:x1="5.455cm" svg:y1="10.77cm" svg:x2="15.155cm" svg:y2="11.92cm" draw:start-shape="id3" draw:start-glue-point="2" draw:end-shape="id7" svg:d="M5455 10770v1150h9700" svg:viewBox="0 0 9701 1151">
          <text:p/>
        </draw:connector>
        <draw:line draw:style-name="gr10" draw:text-style-name="P2" draw:layer="layout" svg:x1="11.955cm" svg:y1="9.47cm" svg:x2="15.355cm" svg:y2="11.57cm">
          <text:p/>
        </draw:line>
        <draw:frame draw:style-name="gr5" draw:text-style-name="P3" draw:layer="layout" svg:width="0.7cm" svg:height="0.725cm" svg:x="15.055cm" svg:y="10.87cm">
          <draw:text-box>
            <text:p><text:span text:style-name="T1">1</text:span></text:p>
          </draw:text-box>
        </draw:frame>
        <draw:frame draw:style-name="gr5" draw:text-style-name="P3" draw:layer="layout" svg:width="0.7cm" svg:height="0.725cm" svg:x="11.955cm" svg:y="8.67cm">
          <draw:text-box>
            <text:p><text:span text:style-name="T1">n</text:span></text:p>
          </draw:text-box>
        </draw:frame>
        <draw:frame draw:style-name="gr5" draw:text-style-name="P3" draw:layer="layout" svg:width="0.7cm" svg:height="0.725cm" svg:x="5.455cm" svg:y="10.57cm">
          <draw:text-box>
            <text:p><text:span text:style-name="T1">1</text:span></text:p>
          </draw:text-box>
        </draw:frame>
        <draw:connector draw:style-name="gr10" draw:text-style-name="P2" draw:layer="layout" draw:type="lines" svg:x1="23.905cm" svg:y1="11.77cm" svg:x2="23.905cm" svg:y2="10.17cm" draw:start-shape="id12" draw:start-glue-point="0" draw:end-shape="id11" draw:end-glue-point="2" svg:d="M23905 11770v-501-596-503" svg:viewBox="0 0 1 1601">
          <text:p/>
        </draw:connector>
        <draw:frame draw:style-name="gr5" draw:text-style-name="P3" draw:layer="layout" svg:width="0.7cm" svg:height="0.725cm" svg:x="23.855cm" svg:y="11.07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7T18:19:39.803000000</meta:creation-date>
    <dc:date>2019-11-18T13:37:25.124000000</dc:date>
    <meta:editing-duration>PT1H52M1S</meta:editing-duration>
    <meta:editing-cycles>15</meta:editing-cycles>
    <meta:generator>LibreOffice/6.3.2.2$Windows_X86_64 LibreOffice_project/98b30e735bda24bc04ab42594c85f7fd8be07b9c</meta:generator>
    <meta:document-statistic meta:object-count="45"/>
  </office:meta>
</office:document-meta>
</file>